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64000002646DD8156C.jpg" manifest:media-type="image/jpeg"/>
  <manifest:file-entry manifest:full-path="Pictures/10000001000001DA000001F204043A3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046cm" fo:min-width="0.376cm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625cm" fo:min-width="0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046cm" fo:min-width="0.375cm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626cm" fo:min-width="0cm" loext:decorative="false"/>
    </style:style>
    <style:style style:name="gr9" style:family="graphic" style:parent-style-name="standard">
      <style:graphic-properties draw:textarea-vertical-align="middle" draw:auto-grow-height="false" fo:min-height="0.751cm" fo:min-width="0.501cm" fo:wrap-option="wrap" loext:decorative="false"/>
    </style:style>
    <style:style style:name="gr10" style:family="graphic" style:parent-style-name="standard">
      <style:graphic-properties draw:marker-start="Extrémités_20_de_20_flèche_20_1" draw:marker-end="" draw:textarea-vertical-align="middle" draw:auto-grow-height="false" fo:min-height="0.751cm" fo:min-width="0.501cm" fo:wrap-option="wrap" loext:decorative="false"/>
    </style:style>
    <style:style style:name="co1" style:family="table-column">
      <style:table-column-properties style:column-width="1cm" style:use-optimal-column-width="false"/>
    </style:style>
    <style:style style:name="ro1" style:family="table-row">
      <style:table-row-properties style:row-height="1cm" style:use-optimal-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0.95cm" svg:height="1cm" svg:x="4.206cm" svg:y="8.25cm">
          <draw:image xlink:href="Pictures/10000001000001DA000001F204043A33.png" xlink:type="simple" xlink:show="embed" xlink:actuate="onLoad" draw:mime-type="image/png">
            <text:p/>
          </draw:image>
        </draw:frame>
        <draw:frame draw:style-name="gr2" draw:text-style-name="P1" draw:layer="layout" svg:width="1cm" svg:height="1cm" svg:x="6.885cm" svg:y="15.965cm">
          <draw:image xlink:href="Pictures/1000000000000264000002646DD8156C.jpg" xlink:type="simple" xlink:show="embed" xlink:actuate="onLoad" draw:mime-type="image/jpeg">
            <text:p/>
          </draw:image>
        </draw:frame>
        <draw:frame draw:style-name="gr3" draw:layer="layout" svg:width="9.999cm" svg:height="9.999cm" svg:x="7.017cm" svg:y="4.6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1" draw:layer="layout" svg:width="1cm" svg:height="1cm" svg:x="10.962cm" svg:y="16.288cm">
          <draw:image xlink:href="Pictures/1000000000000264000002646DD8156C.jpg" xlink:type="simple" xlink:show="embed" xlink:actuate="onLoad" draw:mime-type="image/jpeg">
            <text:p/>
          </draw:image>
        </draw:frame>
        <draw:custom-shape draw:style-name="gr5" draw:text-style-name="P1" draw:layer="layout" svg:width="1cm" svg:height="0.59cm" svg:x="2.002cm" svg:y="24.17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9cm" svg:height="1cm" svg:x="2.146cm" svg:y="20.3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1cm" svg:height="0.59cm" svg:x="2.074cm" svg:y="22.2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0.59cm" svg:height="1cm" svg:x="2.288cm" svg:y="25.8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1cm" svg:height="1cm" svg:x="2.003cm" svg:y="27.888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1" draw:layer="layout" svg:width="1cm" svg:height="1cm" svg:x="2.142cm" svg:y="18.767cm">
          <text:p/>
          <draw:enhanced-geometry svg:viewBox="0 0 21600 21600" draw:text-areas="0 0 21600 21600" draw:mirror-horizont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5T22:38:25.485757965</meta:creation-date>
    <dc:date>2026-02-15T22:43:35.033048151</dc:date>
    <meta:editing-duration>PT5M10S</meta:editing-duration>
    <meta:editing-cycles>2</meta:editing-cycles>
    <meta:generator>LibreOffice/24.2.7.2$Linux_X86_64 LibreOffice_project/420$Build-2</meta:generator>
    <meta:document-statistic meta:object-count="10"/>
  </office:meta>
</office:document-meta>
</file>